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3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 loext:decorative="false"/>
    </style:style>
    <style:style style:name="gr4" style:family="graphic">
      <style:graphic-properties style:writing-mode="lr-tb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 loext:decorative="false"/>
    </style:style>
    <style:style style:name="gr7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 loext:decorative="false"/>
    </style:style>
    <style:style style:name="gr8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-color="#b2b2b2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fo:min-height="2.159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loext:decorative="false"/>
    </style:style>
    <style:style style:name="gr12" style:family="graphic" style:parent-style-name="standard">
      <style:graphic-properties draw:stroke="none" draw:fill="solid" draw:fill-color="#3daee9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cfe7f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solid" draw:fill-color="#3daee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frame draw:style-name="gr2" draw:text-style-name="P3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3" draw:text-style-name="P4" draw:layer="layout" svg:width="3.21cm" svg:height="3.21cm" svg:x="22.092cm" svg:y="0.487cm">
          <text:p/>
        </draw:circle>
        <draw:frame draw:style-name="gr2" draw:text-style-name="P2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 draw:style-name="gr4">
          <draw:g draw:style-name="gr5">
            <draw:connector draw:style-name="gr6" draw:text-style-name="P5" xml:id="id1" draw:id="id1" draw:layer="layout" draw:type="line" svg:x1="22.624cm" svg:y1="8.242cm" svg:x2="23.494cm" svg:y2="9.226cm" svg:d="M22624 8242l870 984" svg:viewBox="0 0 871 985">
              <text:p/>
            </draw:connector>
            <draw:connector draw:style-name="gr7" draw:text-style-name="P5" draw:layer="layout" draw:type="line" svg:x1="23.494cm" svg:y1="9.226cm" svg:x2="24.6cm" svg:y2="7.427cm" draw:start-shape="id1" draw:start-glue-point="3" svg:d="M23494 9226l1106-1799" svg:viewBox="0 0 1107 1800">
              <text:p/>
            </draw:connector>
          </draw:g>
        </draw:g>
        <draw:frame draw:style-name="gr8" draw:text-style-name="P3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9" draw:text-style-name="P6" draw:layer="layout" svg:width="4.057cm" svg:height="4.057cm" svg:x="-5.483cm" svg:y="0.244cm">
          <text:p/>
        </draw:circle>
        <draw:frame draw:style-name="gr10" draw:text-style-name="P3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11" draw:text-style-name="P5" draw:layer="layout" svg:width="4.516cm" svg:height="4.516cm" svg:x="21.922cm" svg:y="12.559cm">
          <text:p/>
        </draw:rect>
        <draw:frame draw:style-name="gr2" draw:text-style-name="P2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 draw:style-name="gr5">
          <draw:circle draw:style-name="gr12" draw:text-style-name="P7" draw:layer="layout" svg:width="4.06cm" svg:height="4.06cm" svg:x="7.626cm" svg:y="12.043cm">
            <text:p/>
          </draw:circle>
          <draw:circle draw:name="Circle unchecked" draw:style-name="gr3" draw:text-style-name="P4" draw:layer="layout" svg:width="3.21cm" svg:height="3.21cm" svg:x="8.051cm" svg:y="12.468cm">
            <text:p/>
          </draw:circle>
          <draw:rect draw:style-name="gr11" draw:text-style-name="P5" draw:layer="layout" svg:width="4.516cm" svg:height="4.516cm" svg:x="7.398cm" svg:y="11.815cm">
            <text:p/>
          </draw:rect>
        </draw:g>
        <draw:circle draw:style-name="gr12" draw:text-style-name="P7" draw:layer="layout" svg:width="4.06cm" svg:height="4.06cm" svg:x="-5.465cm" svg:y="8.212cm">
          <text:p/>
        </draw:circl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Roboto Thin" style:font-size-asian="24pt" style:language-asian="zh" style:country-asian="CN" style:font-name-complex="Roboto Thi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Roboto Thin" style:font-family-asian="'Roboto Thin'" style:font-family-generic-asian="system" style:font-pitch-asian="variable" style:font-size-asian="18pt" style:font-style-asian="normal" style:font-weight-asian="normal" style:font-name-complex="Roboto Thin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2:51:04</meta:creation-date>
    <dc:date>2024-07-30T23:01:33.304101712</dc:date>
    <meta:editing-duration>PT4H8M32S</meta:editing-duration>
    <meta:editing-cycles>82</meta:editing-cycles>
    <meta:generator>LibreOffice/24.2.5.2$Linux_X86_64 LibreOffice_project/420$Build-2</meta:generator>
    <meta:document-statistic meta:object-count="18"/>
  </office:meta>
</office:document-meta>
</file>